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32pt" svg:height="255.23pt" svg:x="376.21pt" svg:y="1259.69pt">
            <loext:p draw:notify-on-update-of-ranges="EnergyVals.A102:EnergyVals.A202 EnergyVals.B102:EnergyVals.B202 EnergyVals.C102:EnergyVals.C202 EnergyVals.D102:EnergyVals.D202 EnergyVals.E102:EnergyVals.E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2409.37732287" calcext:value-type="float">
            <text:p>2409.37732287</text:p>
          </table:table-cell>
          <table:table-cell office:value-type="float" office:value="2338.01162078" calcext:value-type="float">
            <text:p>2338.0116207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483.51558768" calcext:value-type="float">
            <text:p>2483.51558768</text:p>
          </table:table-cell>
          <table:table-cell office:value-type="float" office:value="2334.23285417" calcext:value-type="float">
            <text:p>2334.2328541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2559.93513997" calcext:value-type="float">
            <text:p>2559.93513997</text:p>
          </table:table-cell>
          <table:table-cell office:value-type="float" office:value="2324.73315568" calcext:value-type="float">
            <text:p>2324.7331556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638.70617658" calcext:value-type="float">
            <text:p>2638.70617658</text:p>
          </table:table-cell>
          <table:table-cell office:value-type="float" office:value="2311.89111116" calcext:value-type="float">
            <text:p>2311.8911111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719.90105438" calcext:value-type="float">
            <text:p>2719.90105438</text:p>
          </table:table-cell>
          <table:table-cell office:value-type="float" office:value="2299.1693568" calcext:value-type="float">
            <text:p>2299.169356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803.59435668" calcext:value-type="float">
            <text:p>2803.59435668</text:p>
          </table:table-cell>
          <table:table-cell office:value-type="float" office:value="2289.35331167" calcext:value-type="float">
            <text:p>2289.353311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2889.86296179" calcext:value-type="float">
            <text:p>2889.86296179</text:p>
          </table:table-cell>
          <table:table-cell office:value-type="float" office:value="2283.77936512" calcext:value-type="float">
            <text:p>2283.7793651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978.78611364" calcext:value-type="float">
            <text:p>2978.78611364</text:p>
          </table:table-cell>
          <table:table-cell office:value-type="float" office:value="2281.80086824" calcext:value-type="float">
            <text:p>2281.8008682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3070.44549452" calcext:value-type="float">
            <text:p>3070.44549452</text:p>
          </table:table-cell>
          <table:table-cell office:value-type="float" office:value="2281.97098103" calcext:value-type="float">
            <text:p>2281.9709810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164.92530016" calcext:value-type="float">
            <text:p>3164.92530016</text:p>
          </table:table-cell>
          <table:table-cell office:value-type="float" office:value="2285.38782642" calcext:value-type="float">
            <text:p>2285.3878264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3262.31231704" calcext:value-type="float">
            <text:p>3262.31231704</text:p>
          </table:table-cell>
          <table:table-cell office:value-type="float" office:value="2691.28910418" calcext:value-type="float">
            <text:p>2691.2891041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362.69600214" calcext:value-type="float">
            <text:p>3362.69600214</text:p>
          </table:table-cell>
          <table:table-cell office:value-type="float" office:value="3651.96795235" calcext:value-type="float">
            <text:p>3651.9679523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3466.16856508" calcext:value-type="float">
            <text:p>3466.16856508</text:p>
          </table:table-cell>
          <table:table-cell office:value-type="float" office:value="4394.38013893" calcext:value-type="float">
            <text:p>4394.3801389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572.82505285" calcext:value-type="float">
            <text:p>3572.82505285</text:p>
          </table:table-cell>
          <table:table-cell office:value-type="float" office:value="4425.60550748" calcext:value-type="float">
            <text:p>4425.6055074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3682.76343709" calcext:value-type="float">
            <text:p>3682.76343709</text:p>
          </table:table-cell>
          <table:table-cell office:value-type="float" office:value="4323.2791352" calcext:value-type="float">
            <text:p>4323.279135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796.08470411" calcext:value-type="float">
            <text:p>3796.08470411</text:p>
          </table:table-cell>
          <table:table-cell office:value-type="float" office:value="4219.03285886" calcext:value-type="float">
            <text:p>4219.0328588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3912.89294763" calcext:value-type="float">
            <text:p>3912.89294763</text:p>
          </table:table-cell>
          <table:table-cell office:value-type="float" office:value="4120.65394235" calcext:value-type="float">
            <text:p>4120.6539423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033.2954644" calcext:value-type="float">
            <text:p>4033.2954644</text:p>
          </table:table-cell>
          <table:table-cell office:value-type="float" office:value="4035.68953693" calcext:value-type="float">
            <text:p>4035.6895369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157.4028528" calcext:value-type="float">
            <text:p>4157.4028528</text:p>
          </table:table-cell>
          <table:table-cell office:value-type="float" office:value="3983.77588085" calcext:value-type="float">
            <text:p>3983.7758808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285.32911438" calcext:value-type="float">
            <text:p>4285.32911438</text:p>
          </table:table-cell>
          <table:table-cell office:value-type="float" office:value="4014.02304692" calcext:value-type="float">
            <text:p>4014.0230469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4417.19175859" calcext:value-type="float">
            <text:p>4417.19175859</text:p>
          </table:table-cell>
          <table:table-cell office:value-type="float" office:value="4033.34219989" calcext:value-type="float">
            <text:p>4033.342199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553.11191075" calcext:value-type="float">
            <text:p>4553.11191075</text:p>
          </table:table-cell>
          <table:table-cell office:value-type="float" office:value="4073.94998966" calcext:value-type="float">
            <text:p>4073.9499896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4693.21442328" calcext:value-type="float">
            <text:p>4693.21442328</text:p>
          </table:table-cell>
          <table:table-cell office:value-type="float" office:value="4041.00452514" calcext:value-type="float">
            <text:p>4041.0045251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837.6279904" calcext:value-type="float">
            <text:p>4837.6279904</text:p>
          </table:table-cell>
          <table:table-cell office:value-type="float" office:value="4103.74657467" calcext:value-type="float">
            <text:p>4103.746574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4986.48526636" calcext:value-type="float">
            <text:p>4986.48526636</text:p>
          </table:table-cell>
          <table:table-cell office:value-type="float" office:value="4309.19284653" calcext:value-type="float">
            <text:p>4309.1928465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5139.92298724" calcext:value-type="float">
            <text:p>5139.92298724</text:p>
          </table:table-cell>
          <table:table-cell office:value-type="float" office:value="4069.4936216" calcext:value-type="float">
            <text:p>4069.493621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5298.08209662" calcext:value-type="float">
            <text:p>5298.08209662</text:p>
          </table:table-cell>
          <table:table-cell office:value-type="float" office:value="4024.41442498" calcext:value-type="float">
            <text:p>4024.4144249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461.10787501" calcext:value-type="float">
            <text:p>5461.10787501</text:p>
          </table:table-cell>
          <table:table-cell office:value-type="float" office:value="3980.24943432" calcext:value-type="float">
            <text:p>3980.2494343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5629.15007329" calcext:value-type="float">
            <text:p>5629.15007329</text:p>
          </table:table-cell>
          <table:table-cell office:value-type="float" office:value="3952.55786961" calcext:value-type="float">
            <text:p>3952.5578696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802.36305029" calcext:value-type="float">
            <text:p>5802.36305029</text:p>
          </table:table-cell>
          <table:table-cell office:value-type="float" office:value="3891.63448456" calcext:value-type="float">
            <text:p>3891.6344845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5980.90591457" calcext:value-type="float">
            <text:p>5980.90591457</text:p>
          </table:table-cell>
          <table:table-cell office:value-type="float" office:value="3888.13524282" calcext:value-type="float">
            <text:p>3888.1352428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164.94267059" calcext:value-type="float">
            <text:p>6164.94267059</text:p>
          </table:table-cell>
          <table:table-cell office:value-type="float" office:value="3838.43001713" calcext:value-type="float">
            <text:p>3838.4300171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6354.64236932" calcext:value-type="float">
            <text:p>6354.64236932</text:p>
          </table:table-cell>
          <table:table-cell office:value-type="float" office:value="3960.60802507" calcext:value-type="float">
            <text:p>3960.6080250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550.17926356" calcext:value-type="float">
            <text:p>6550.17926356</text:p>
          </table:table-cell>
          <table:table-cell office:value-type="float" office:value="3952.27641501" calcext:value-type="float">
            <text:p>3952.2764150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6751.73296801" calcext:value-type="float">
            <text:p>6751.73296801</text:p>
          </table:table-cell>
          <table:table-cell office:value-type="float" office:value="3974.84171492" calcext:value-type="float">
            <text:p>3974.8417149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959.4886242" calcext:value-type="float">
            <text:p>6959.4886242</text:p>
          </table:table-cell>
          <table:table-cell office:value-type="float" office:value="5376.07931962" calcext:value-type="float">
            <text:p>5376.0793196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7173.63707065" calcext:value-type="float">
            <text:p>7173.63707065</text:p>
          </table:table-cell>
          <table:table-cell office:value-type="float" office:value="10521.3312016" calcext:value-type="float">
            <text:p>10521.331201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394.37501807" calcext:value-type="float">
            <text:p>7394.37501807</text:p>
          </table:table-cell>
          <table:table-cell office:value-type="float" office:value="9948.24156121" calcext:value-type="float">
            <text:p>9948.2415612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7621.90523014" calcext:value-type="float">
            <text:p>7621.90523014</text:p>
          </table:table-cell>
          <table:table-cell office:value-type="float" office:value="9709.2193265" calcext:value-type="float">
            <text:p>9709.219326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6.4367097" calcext:value-type="float">
            <text:p>7856.4367097</text:p>
          </table:table-cell>
          <table:table-cell office:value-type="float" office:value="9340.23533463" calcext:value-type="float">
            <text:p>9340.2353346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8098.18489075" calcext:value-type="float">
            <text:p>8098.18489075</text:p>
          </table:table-cell>
          <table:table-cell office:value-type="float" office:value="9217.40480662" calcext:value-type="float">
            <text:p>9217.4048066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8347.37183638" calcext:value-type="float">
            <text:p>8347.37183638</text:p>
          </table:table-cell>
          <table:table-cell office:value-type="float" office:value="9030.84889696" calcext:value-type="float">
            <text:p>9030.8488969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8604.22644268" calcext:value-type="float">
            <text:p>8604.22644268</text:p>
          </table:table-cell>
          <table:table-cell office:value-type="float" office:value="9020.94336295" calcext:value-type="float">
            <text:p>9020.9433629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868.98464908" calcext:value-type="float">
            <text:p>8868.98464908</text:p>
          </table:table-cell>
          <table:table-cell office:value-type="float" office:value="8799.49205115" calcext:value-type="float">
            <text:p>8799.49205115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9141.88965499" calcext:value-type="float">
            <text:p>9141.88965499</text:p>
          </table:table-cell>
          <table:table-cell office:value-type="float" office:value="8678.46808618" calcext:value-type="float">
            <text:p>8678.4680861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9423.19214327" calcext:value-type="float">
            <text:p>9423.19214327</text:p>
          </table:table-cell>
          <table:table-cell office:value-type="float" office:value="8575.96583774" calcext:value-type="float">
            <text:p>8575.9658377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9713.15051048" calcext:value-type="float">
            <text:p>9713.15051048</text:p>
          </table:table-cell>
          <table:table-cell office:value-type="float" office:value="9324.0424152" calcext:value-type="float">
            <text:p>9324.042415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12.0311042" calcext:value-type="float">
            <text:p>10012.0311042</text:p>
          </table:table-cell>
          <table:table-cell office:value-type="float" office:value="7209.48339658" calcext:value-type="float">
            <text:p>7209.4833965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0320.1084677" calcext:value-type="float">
            <text:p>10320.1084677</text:p>
          </table:table-cell>
          <table:table-cell office:value-type="float" office:value="6431.38052283" calcext:value-type="float">
            <text:p>6431.3805228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0637.6655922" calcext:value-type="float">
            <text:p>10637.6655922</text:p>
          </table:table-cell>
          <table:table-cell office:value-type="float" office:value="5928.80750398" calcext:value-type="float">
            <text:p>5928.8075039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0964.9941767" calcext:value-type="float">
            <text:p>10964.9941767</text:p>
          </table:table-cell>
          <table:table-cell office:value-type="float" office:value="5775.05630109" calcext:value-type="float">
            <text:p>5775.0563010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302.3948961" calcext:value-type="float">
            <text:p>11302.3948961</text:p>
          </table:table-cell>
          <table:table-cell office:value-type="float" office:value="5709.08923794" calcext:value-type="float">
            <text:p>5709.0892379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11650.1776771" calcext:value-type="float">
            <text:p>11650.1776771</text:p>
          </table:table-cell>
          <table:table-cell office:value-type="float" office:value="5027.99421789" calcext:value-type="float">
            <text:p>5027.994217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2008.6619832" calcext:value-type="float">
            <text:p>12008.6619832</text:p>
          </table:table-cell>
          <table:table-cell office:value-type="float" office:value="5384.31427336" calcext:value-type="float">
            <text:p>5384.3142733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2378.177108" calcext:value-type="float">
            <text:p>12378.177108</text:p>
          </table:table-cell>
          <table:table-cell office:value-type="float" office:value="5415.82739913" calcext:value-type="float">
            <text:p>5415.8273991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759.0624777" calcext:value-type="float">
            <text:p>12759.0624777</text:p>
          </table:table-cell>
          <table:table-cell office:value-type="float" office:value="5523.05113374" calcext:value-type="float">
            <text:p>5523.0511337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3151.6679629" calcext:value-type="float">
            <text:p>13151.6679629</text:p>
          </table:table-cell>
          <table:table-cell office:value-type="float" office:value="5817.98965989" calcext:value-type="float">
            <text:p>5817.989659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3556.3541998" calcext:value-type="float">
            <text:p>13556.3541998</text:p>
          </table:table-cell>
          <table:table-cell office:value-type="float" office:value="13005.9147197" calcext:value-type="float">
            <text:p>13005.914719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3973.4929219" calcext:value-type="float">
            <text:p>13973.4929219</text:p>
          </table:table-cell>
          <table:table-cell office:value-type="float" office:value="11125.3226274" calcext:value-type="float">
            <text:p>11125.322627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403.4673011" calcext:value-type="float">
            <text:p>14403.4673011</text:p>
          </table:table-cell>
          <table:table-cell office:value-type="float" office:value="9860.2008389" calcext:value-type="float">
            <text:p>9860.20083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14846.6722997" calcext:value-type="float">
            <text:p>14846.6722997</text:p>
          </table:table-cell>
          <table:table-cell office:value-type="float" office:value="9442.90483509" calcext:value-type="float">
            <text:p>9442.9048350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5303.5150334" calcext:value-type="float">
            <text:p>15303.5150334</text:p>
          </table:table-cell>
          <table:table-cell office:value-type="float" office:value="9088.58023286" calcext:value-type="float">
            <text:p>9088.5802328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5774.4151449" calcext:value-type="float">
            <text:p>15774.4151449</text:p>
          </table:table-cell>
          <table:table-cell office:value-type="float" office:value="8689.49409979" calcext:value-type="float">
            <text:p>8689.4940997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259.80519" calcext:value-type="float">
            <text:p>16259.80519</text:p>
          </table:table-cell>
          <table:table-cell office:value-type="float" office:value="8514.81896726" calcext:value-type="float">
            <text:p>8514.8189672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6760.1310341" calcext:value-type="float">
            <text:p>16760.1310341</text:p>
          </table:table-cell>
          <table:table-cell office:value-type="float" office:value="8265.36763712" calcext:value-type="float">
            <text:p>8265.3676371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7275.8522627" calcext:value-type="float">
            <text:p>17275.8522627</text:p>
          </table:table-cell>
          <table:table-cell office:value-type="float" office:value="8089.98871124" calcext:value-type="float">
            <text:p>8089.9887112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17807.4426025" calcext:value-type="float">
            <text:p>17807.4426025</text:p>
          </table:table-cell>
          <table:table-cell office:value-type="float" office:value="7986.82289656" calcext:value-type="float">
            <text:p>7986.8228965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8355.3903577" calcext:value-type="float">
            <text:p>18355.3903577</text:p>
          </table:table-cell>
          <table:table-cell office:value-type="float" office:value="8394.39619399" calcext:value-type="float">
            <text:p>8394.3961939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8920.1988574" calcext:value-type="float">
            <text:p>18920.1988574</text:p>
          </table:table-cell>
          <table:table-cell office:value-type="float" office:value="5397.57539343" calcext:value-type="float">
            <text:p>5397.5753934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9502.386919" calcext:value-type="float">
            <text:p>19502.386919</text:p>
          </table:table-cell>
          <table:table-cell office:value-type="float" office:value="4611.91127871" calcext:value-type="float">
            <text:p>4611.9112787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20102.489324" calcext:value-type="float">
            <text:p>20102.489324</text:p>
          </table:table-cell>
          <table:table-cell office:value-type="float" office:value="4319.08837889" calcext:value-type="float">
            <text:p>4319.0883788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0721.0573095" calcext:value-type="float">
            <text:p>20721.0573095</text:p>
          </table:table-cell>
          <table:table-cell office:value-type="float" office:value="4169.35004167" calcext:value-type="float">
            <text:p>4169.350041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21358.6590747" calcext:value-type="float">
            <text:p>21358.6590747</text:p>
          </table:table-cell>
          <table:table-cell office:value-type="float" office:value="4237.66866649" calcext:value-type="float">
            <text:p>4237.6686664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2015.8803025" calcext:value-type="float">
            <text:p>22015.8803025</text:p>
          </table:table-cell>
          <table:table-cell office:value-type="float" office:value="3882.70781653" calcext:value-type="float">
            <text:p>3882.7078165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22693.324698" calcext:value-type="float">
            <text:p>22693.324698</text:p>
          </table:table-cell>
          <table:table-cell office:value-type="float" office:value="3816.25478969" calcext:value-type="float">
            <text:p>3816.2547896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3391.6145425" calcext:value-type="float">
            <text:p>23391.6145425</text:p>
          </table:table-cell>
          <table:table-cell office:value-type="float" office:value="3750.83359373" calcext:value-type="float">
            <text:p>3750.8335937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24111.3912652" calcext:value-type="float">
            <text:p>24111.3912652</text:p>
          </table:table-cell>
          <table:table-cell office:value-type="float" office:value="3907.19014242" calcext:value-type="float">
            <text:p>3907.1901424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4853.316033" calcext:value-type="float">
            <text:p>24853.316033</text:p>
          </table:table-cell>
          <table:table-cell office:value-type="float" office:value="5838.10651547" calcext:value-type="float">
            <text:p>5838.1065154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25618.0703569" calcext:value-type="float">
            <text:p>25618.0703569</text:p>
          </table:table-cell>
          <table:table-cell office:value-type="float" office:value="6991.85092633" calcext:value-type="float">
            <text:p>6991.8509263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06.3567187" calcext:value-type="float">
            <text:p>26406.3567187</text:p>
          </table:table-cell>
          <table:table-cell office:value-type="float" office:value="5648.89285251" calcext:value-type="float">
            <text:p>5648.8928525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27218.8992161" calcext:value-type="float">
            <text:p>27218.8992161</text:p>
          </table:table-cell>
          <table:table-cell office:value-type="float" office:value="5249.54121108" calcext:value-type="float">
            <text:p>5249.5412110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8056.4442278" calcext:value-type="float">
            <text:p>28056.4442278</text:p>
          </table:table-cell>
          <table:table-cell office:value-type="float" office:value="4974.00135867" calcext:value-type="float">
            <text:p>4974.001358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28919.761099" calcext:value-type="float">
            <text:p>28919.761099</text:p>
          </table:table-cell>
          <table:table-cell office:value-type="float" office:value="4722.44078818" calcext:value-type="float">
            <text:p>4722.4407881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9809.6428483" calcext:value-type="float">
            <text:p>29809.6428483</text:p>
          </table:table-cell>
          <table:table-cell office:value-type="float" office:value="4524.48625457" calcext:value-type="float">
            <text:p>4524.4862545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30726.9068959" calcext:value-type="float">
            <text:p>30726.9068959</text:p>
          </table:table-cell>
          <table:table-cell office:value-type="float" office:value="4349.98622873" calcext:value-type="float">
            <text:p>4349.9862287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1672.3958149" calcext:value-type="float">
            <text:p>31672.3958149</text:p>
          </table:table-cell>
          <table:table-cell office:value-type="float" office:value="4200.06934713" calcext:value-type="float">
            <text:p>4200.0693471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32646.9781047" calcext:value-type="float">
            <text:p>32646.9781047</text:p>
          </table:table-cell>
          <table:table-cell office:value-type="float" office:value="4051.26482724" calcext:value-type="float">
            <text:p>4051.2648272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3651.5489891" calcext:value-type="float">
            <text:p>33651.5489891</text:p>
          </table:table-cell>
          <table:table-cell office:value-type="float" office:value="3827.77849566" calcext:value-type="float">
            <text:p>3827.7784956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34687.0312386" calcext:value-type="float">
            <text:p>34687.0312386</text:p>
          </table:table-cell>
          <table:table-cell office:value-type="float" office:value="2572.85248136" calcext:value-type="float">
            <text:p>2572.8524813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5754.3760182" calcext:value-type="float">
            <text:p>35754.3760182</text:p>
          </table:table-cell>
          <table:table-cell office:value-type="float" office:value="2092.56621212" calcext:value-type="float">
            <text:p>2092.5662121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36854.5637606" calcext:value-type="float">
            <text:p>36854.5637606</text:p>
          </table:table-cell>
          <table:table-cell office:value-type="float" office:value="1936.17692239" calcext:value-type="float">
            <text:p>1936.17692239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7988.6050674" calcext:value-type="float">
            <text:p>37988.6050674</text:p>
          </table:table-cell>
          <table:table-cell office:value-type="float" office:value="1858.66793386" calcext:value-type="float">
            <text:p>1858.66793386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39157.5416369" calcext:value-type="float">
            <text:p>39157.5416369</text:p>
          </table:table-cell>
          <table:table-cell office:value-type="float" office:value="1808.67358492" calcext:value-type="float">
            <text:p>1808.6735849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0362.4472213" calcext:value-type="float">
            <text:p>40362.4472213</text:p>
          </table:table-cell>
          <table:table-cell office:value-type="float" office:value="1690.63342583" calcext:value-type="float">
            <text:p>1690.63342583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41604.428613" calcext:value-type="float">
            <text:p>41604.428613</text:p>
          </table:table-cell>
          <table:table-cell office:value-type="float" office:value="1659.58498287" calcext:value-type="float">
            <text:p>1659.5849828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2884.6266612" calcext:value-type="float">
            <text:p>42884.6266612</text:p>
          </table:table-cell>
          <table:table-cell office:value-type="float" office:value="1609.51082444" calcext:value-type="float">
            <text:p>1609.51082444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44204.2173196" calcext:value-type="float">
            <text:p>44204.2173196</text:p>
          </table:table-cell>
          <table:table-cell office:value-type="float" office:value="1619.94188367" calcext:value-type="float">
            <text:p>1619.94188367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5564.4127271" calcext:value-type="float">
            <text:p>45564.4127271</text:p>
          </table:table-cell>
          <table:table-cell office:value-type="float" office:value="2042.36658291" calcext:value-type="float">
            <text:p>2042.36658291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46966.4623209" calcext:value-type="float">
            <text:p>46966.4623209</text:p>
          </table:table-cell>
          <table:table-cell office:value-type="float" office:value="3111.31459308" calcext:value-type="float">
            <text:p>3111.31459308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8411.6539843" calcext:value-type="float">
            <text:p>48411.6539843</text:p>
          </table:table-cell>
          <table:table-cell office:value-type="float" office:value="2434.08584372" calcext:value-type="float">
            <text:p>2434.08584372</text:p>
          </table:table-cell>
          <table:table-cell table:number-columns-repeated="2" office:value-type="float" office:value="1168.7261221" calcext:value-type="float">
            <text:p>1168.7261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14.252979" calcext:value-type="float">
            <text:p>58514.252979</text:p>
          </table:table-cell>
          <table:table-cell office:value-type="float" office:value="58514.252861" calcext:value-type="float">
            <text:p>58514.25286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60314.7784267" calcext:value-type="float">
            <text:p>60314.7784267</text:p>
          </table:table-cell>
          <table:table-cell office:value-type="float" office:value="58484.5380433" calcext:value-type="float">
            <text:p>58484.538043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62170.7073311" calcext:value-type="float">
            <text:p>62170.7073311</text:p>
          </table:table-cell>
          <table:table-cell office:value-type="float" office:value="58335.4574453" calcext:value-type="float">
            <text:p>58335.457445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64083.7444964" calcext:value-type="float">
            <text:p>64083.7444964</text:p>
          </table:table-cell>
          <table:table-cell office:value-type="float" office:value="58072.9485204" calcext:value-type="float">
            <text:p>58072.94852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6055.6471845" calcext:value-type="float">
            <text:p>66055.6471845</text:p>
          </table:table-cell>
          <table:table-cell office:value-type="float" office:value="57766.730521" calcext:value-type="float">
            <text:p>57766.7305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68088.2267298" calcext:value-type="float">
            <text:p>68088.2267298</text:p>
          </table:table-cell>
          <table:table-cell office:value-type="float" office:value="57493.525165" calcext:value-type="float">
            <text:p>57493.52516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0183.3502026" calcext:value-type="float">
            <text:p>70183.3502026</text:p>
          </table:table-cell>
          <table:table-cell office:value-type="float" office:value="57304.2715277" calcext:value-type="float">
            <text:p>57304.271527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72342.9421244" calcext:value-type="float">
            <text:p>72342.9421244</text:p>
          </table:table-cell>
          <table:table-cell office:value-type="float" office:value="57210.8439647" calcext:value-type="float">
            <text:p>57210.843964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4568.9862353" calcext:value-type="float">
            <text:p>74568.9862353</text:p>
          </table:table-cell>
          <table:table-cell office:value-type="float" office:value="57187.7814867" calcext:value-type="float">
            <text:p>57187.781486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76863.5273169" calcext:value-type="float">
            <text:p>76863.5273169</text:p>
          </table:table-cell>
          <table:table-cell office:value-type="float" office:value="57184.5352992" calcext:value-type="float">
            <text:p>57184.53529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9228.67307" calcext:value-type="float">
            <text:p>79228.67307</text:p>
          </table:table-cell>
          <table:table-cell office:value-type="float" office:value="57173.1004338" calcext:value-type="float">
            <text:p>57173.10043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81666.5960509" calcext:value-type="float">
            <text:p>81666.5960509</text:p>
          </table:table-cell>
          <table:table-cell office:value-type="float" office:value="71001.050128" calcext:value-type="float">
            <text:p>71001.05012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4179.5356669" calcext:value-type="float">
            <text:p>84179.5356669</text:p>
          </table:table-cell>
          <table:table-cell office:value-type="float" office:value="95868.4677298" calcext:value-type="float">
            <text:p>95868.467729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86769.8002335" calcext:value-type="float">
            <text:p>86769.8002335</text:p>
          </table:table-cell>
          <table:table-cell office:value-type="float" office:value="113181.896132" calcext:value-type="float">
            <text:p>113181.89613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89439.769095" calcext:value-type="float">
            <text:p>89439.769095</text:p>
          </table:table-cell>
          <table:table-cell office:value-type="float" office:value="113218.809885" calcext:value-type="float">
            <text:p>113218.80988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92191.8948095" calcext:value-type="float">
            <text:p>92191.8948095</text:p>
          </table:table-cell>
          <table:table-cell office:value-type="float" office:value="110816.433795" calcext:value-type="float">
            <text:p>110816.4337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5028.7054021" calcext:value-type="float">
            <text:p>95028.7054021</text:p>
          </table:table-cell>
          <table:table-cell office:value-type="float" office:value="108342.678131" calcext:value-type="float">
            <text:p>108342.67813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97952.8066871" calcext:value-type="float">
            <text:p>97952.8066871</text:p>
          </table:table-cell>
          <table:table-cell office:value-type="float" office:value="105965.319236" calcext:value-type="float">
            <text:p>105965.31923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00966.884662" calcext:value-type="float">
            <text:p>100966.884662</text:p>
          </table:table-cell>
          <table:table-cell office:value-type="float" office:value="103907.561241" calcext:value-type="float">
            <text:p>103907.56124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04073.707973" calcext:value-type="float">
            <text:p>104073.707973</text:p>
          </table:table-cell>
          <table:table-cell office:value-type="float" office:value="103039.687545" calcext:value-type="float">
            <text:p>103039.6875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7276.130462" calcext:value-type="float">
            <text:p>107276.130462</text:p>
          </table:table-cell>
          <table:table-cell office:value-type="float" office:value="103313.120571" calcext:value-type="float">
            <text:p>103313.12057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10577.093782" calcext:value-type="float">
            <text:p>110577.093782</text:p>
          </table:table-cell>
          <table:table-cell office:value-type="float" office:value="103994.678035" calcext:value-type="float">
            <text:p>103994.6780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13979.630107" calcext:value-type="float">
            <text:p>113979.630107</text:p>
          </table:table-cell>
          <table:table-cell office:value-type="float" office:value="105110.593476" calcext:value-type="float">
            <text:p>105110.59347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17486.86491" calcext:value-type="float">
            <text:p>117486.86491</text:p>
          </table:table-cell>
          <table:table-cell office:value-type="float" office:value="104479.614029" calcext:value-type="float">
            <text:p>104479.61402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1102.019838" calcext:value-type="float">
            <text:p>121102.019838</text:p>
          </table:table-cell>
          <table:table-cell office:value-type="float" office:value="105204.907311" calcext:value-type="float">
            <text:p>105204.90731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24828.415671" calcext:value-type="float">
            <text:p>124828.415671</text:p>
          </table:table-cell>
          <table:table-cell office:value-type="float" office:value="107681.294447" calcext:value-type="float">
            <text:p>107681.29444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28669.475372" calcext:value-type="float">
            <text:p>128669.475372</text:p>
          </table:table-cell>
          <table:table-cell office:value-type="float" office:value="107973.577313" calcext:value-type="float">
            <text:p>107973.57731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32628.727228" calcext:value-type="float">
            <text:p>132628.727228</text:p>
          </table:table-cell>
          <table:table-cell office:value-type="float" office:value="107958.304731" calcext:value-type="float">
            <text:p>107958.30473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6709.808098" calcext:value-type="float">
            <text:p>136709.808098</text:p>
          </table:table-cell>
          <table:table-cell office:value-type="float" office:value="107923.524163" calcext:value-type="float">
            <text:p>107923.52416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40916.466748" calcext:value-type="float">
            <text:p>140916.466748</text:p>
          </table:table-cell>
          <table:table-cell office:value-type="float" office:value="108029.455889" calcext:value-type="float">
            <text:p>108029.45588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45252.567295" calcext:value-type="float">
            <text:p>145252.567295</text:p>
          </table:table-cell>
          <table:table-cell office:value-type="float" office:value="108028.041184" calcext:value-type="float">
            <text:p>108028.0411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49722.09276" calcext:value-type="float">
            <text:p>149722.09276</text:p>
          </table:table-cell>
          <table:table-cell office:value-type="float" office:value="108554.313204" calcext:value-type="float">
            <text:p>108554.3132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4329.148723" calcext:value-type="float">
            <text:p>154329.148723</text:p>
          </table:table-cell>
          <table:table-cell office:value-type="float" office:value="110864.088247" calcext:value-type="float">
            <text:p>110864.08824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59077.967095" calcext:value-type="float">
            <text:p>159077.967095</text:p>
          </table:table-cell>
          <table:table-cell office:value-type="float" office:value="111788.424534" calcext:value-type="float">
            <text:p>111788.42453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63972.910008" calcext:value-type="float">
            <text:p>163972.910008</text:p>
          </table:table-cell>
          <table:table-cell office:value-type="float" office:value="113861.111056" calcext:value-type="float">
            <text:p>113861.11105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69018.473817" calcext:value-type="float">
            <text:p>169018.473817</text:p>
          </table:table-cell>
          <table:table-cell office:value-type="float" office:value="114873.9549" calcext:value-type="float">
            <text:p>114873.954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4219.293237" calcext:value-type="float">
            <text:p>174219.293237</text:p>
          </table:table-cell>
          <table:table-cell office:value-type="float" office:value="185802.775881" calcext:value-type="float">
            <text:p>185802.77588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79580.145593" calcext:value-type="float">
            <text:p>179580.145593</text:p>
          </table:table-cell>
          <table:table-cell office:value-type="float" office:value="321262.888095" calcext:value-type="float">
            <text:p>321262.8880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85105.955213" calcext:value-type="float">
            <text:p>185105.955213</text:p>
          </table:table-cell>
          <table:table-cell office:value-type="float" office:value="321268.960836" calcext:value-type="float">
            <text:p>321268.96083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90801.797951" calcext:value-type="float">
            <text:p>190801.797951</text:p>
          </table:table-cell>
          <table:table-cell office:value-type="float" office:value="328984.689615" calcext:value-type="float">
            <text:p>328984.68961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672.905846" calcext:value-type="float">
            <text:p>196672.905846</text:p>
          </table:table-cell>
          <table:table-cell office:value-type="float" office:value="329044.21145" calcext:value-type="float">
            <text:p>329044.2114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202724.671934" calcext:value-type="float">
            <text:p>202724.671934</text:p>
          </table:table-cell>
          <table:table-cell office:value-type="float" office:value="330941.001623" calcext:value-type="float">
            <text:p>330941.00162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08962.655196" calcext:value-type="float">
            <text:p>208962.655196</text:p>
          </table:table-cell>
          <table:table-cell office:value-type="float" office:value="329970.556767" calcext:value-type="float">
            <text:p>329970.55676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215392.585668" calcext:value-type="float">
            <text:p>215392.585668</text:p>
          </table:table-cell>
          <table:table-cell office:value-type="float" office:value="334818.696984" calcext:value-type="float">
            <text:p>334818.69698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22020.369703" calcext:value-type="float">
            <text:p>222020.369703</text:p>
          </table:table-cell>
          <table:table-cell office:value-type="float" office:value="331018.244188" calcext:value-type="float">
            <text:p>331018.24418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228852.095397" calcext:value-type="float">
            <text:p>228852.095397</text:p>
          </table:table-cell>
          <table:table-cell office:value-type="float" office:value="331259.71539" calcext:value-type="float">
            <text:p>331259.7153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35894.038181" calcext:value-type="float">
            <text:p>235894.038181</text:p>
          </table:table-cell>
          <table:table-cell office:value-type="float" office:value="331498.288404" calcext:value-type="float">
            <text:p>331498.28840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243152.666585" calcext:value-type="float">
            <text:p>243152.666585</text:p>
          </table:table-cell>
          <table:table-cell office:value-type="float" office:value="341424.978564" calcext:value-type="float">
            <text:p>341424.97856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50634.64818" calcext:value-type="float">
            <text:p>250634.64818</text:p>
          </table:table-cell>
          <table:table-cell office:value-type="float" office:value="345472.501995" calcext:value-type="float">
            <text:p>345472.50199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258346.855704" calcext:value-type="float">
            <text:p>258346.855704</text:p>
          </table:table-cell>
          <table:table-cell office:value-type="float" office:value="345720.540393" calcext:value-type="float">
            <text:p>345720.54039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66296.373374" calcext:value-type="float">
            <text:p>266296.373374</text:p>
          </table:table-cell>
          <table:table-cell office:value-type="float" office:value="345481.609115" calcext:value-type="float">
            <text:p>345481.60911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274490.503393" calcext:value-type="float">
            <text:p>274490.503393</text:p>
          </table:table-cell>
          <table:table-cell office:value-type="float" office:value="349514.479354" calcext:value-type="float">
            <text:p>349514.47935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82936.772658" calcext:value-type="float">
            <text:p>282936.772658</text:p>
          </table:table-cell>
          <table:table-cell office:value-type="float" office:value="354186.56727" calcext:value-type="float">
            <text:p>354186.5672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291642.939674" calcext:value-type="float">
            <text:p>291642.939674</text:p>
          </table:table-cell>
          <table:table-cell office:value-type="float" office:value="345495.658549" calcext:value-type="float">
            <text:p>345495.65854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300617.00168" calcext:value-type="float">
            <text:p>300617.00168</text:p>
          </table:table-cell>
          <table:table-cell office:value-type="float" office:value="351153.312038" calcext:value-type="float">
            <text:p>351153.3120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309867.201998" calcext:value-type="float">
            <text:p>309867.201998</text:p>
          </table:table-cell>
          <table:table-cell office:value-type="float" office:value="356053.026416" calcext:value-type="float">
            <text:p>356053.02641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19402.037601" calcext:value-type="float">
            <text:p>319402.037601</text:p>
          </table:table-cell>
          <table:table-cell office:value-type="float" office:value="365194.083812" calcext:value-type="float">
            <text:p>365194.08381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329230.266921" calcext:value-type="float">
            <text:p>329230.266921</text:p>
          </table:table-cell>
          <table:table-cell office:value-type="float" office:value="384494.362933" calcext:value-type="float">
            <text:p>384494.36293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39360.917891" calcext:value-type="float">
            <text:p>339360.917891</text:p>
          </table:table-cell>
          <table:table-cell office:value-type="float" office:value="1079747.90677" calcext:value-type="float">
            <text:p>1079747.9067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349803.296243" calcext:value-type="float">
            <text:p>349803.296243</text:p>
          </table:table-cell>
          <table:table-cell office:value-type="float" office:value="1102933.15655" calcext:value-type="float">
            <text:p>1102933.1565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60566.994051" calcext:value-type="float">
            <text:p>360566.994051</text:p>
          </table:table-cell>
          <table:table-cell office:value-type="float" office:value="1101734.84202" calcext:value-type="float">
            <text:p>1101734.842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371661.898546" calcext:value-type="float">
            <text:p>371661.898546</text:p>
          </table:table-cell>
          <table:table-cell office:value-type="float" office:value="1107477.49267" calcext:value-type="float">
            <text:p>1107477.4926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83098.201193" calcext:value-type="float">
            <text:p>383098.201193</text:p>
          </table:table-cell>
          <table:table-cell office:value-type="float" office:value="1107711.30869" calcext:value-type="float">
            <text:p>1107711.3086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394886.407059" calcext:value-type="float">
            <text:p>394886.407059</text:p>
          </table:table-cell>
          <table:table-cell office:value-type="float" office:value="1104526.47181" calcext:value-type="float">
            <text:p>1104526.4718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7037.344456" calcext:value-type="float">
            <text:p>407037.344456</text:p>
          </table:table-cell>
          <table:table-cell office:value-type="float" office:value="1107564.46586" calcext:value-type="float">
            <text:p>1107564.4658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419562.174895" calcext:value-type="float">
            <text:p>419562.174895</text:p>
          </table:table-cell>
          <table:table-cell office:value-type="float" office:value="1107793.11016" calcext:value-type="float">
            <text:p>1107793.1101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32472.403332" calcext:value-type="float">
            <text:p>432472.403332</text:p>
          </table:table-cell>
          <table:table-cell office:value-type="float" office:value="1108090.76559" calcext:value-type="float">
            <text:p>1108090.7655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445779.888739" calcext:value-type="float">
            <text:p>445779.888739</text:p>
          </table:table-cell>
          <table:table-cell office:value-type="float" office:value="1109306.10029" calcext:value-type="float">
            <text:p>1109306.10029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59496.854996" calcext:value-type="float">
            <text:p>459496.854996</text:p>
          </table:table-cell>
          <table:table-cell office:value-type="float" office:value="1155328.61777" calcext:value-type="float">
            <text:p>1155328.6177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473635.902124" calcext:value-type="float">
            <text:p>473635.902124</text:p>
          </table:table-cell>
          <table:table-cell office:value-type="float" office:value="1151180.8793" calcext:value-type="float">
            <text:p>1151180.879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88210.017853" calcext:value-type="float">
            <text:p>488210.017853</text:p>
          </table:table-cell>
          <table:table-cell office:value-type="float" office:value="1146951.90703" calcext:value-type="float">
            <text:p>1146951.9070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503232.589554" calcext:value-type="float">
            <text:p>503232.589554</text:p>
          </table:table-cell>
          <table:table-cell office:value-type="float" office:value="1158610.51433" calcext:value-type="float">
            <text:p>1158610.5143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18717.41654" calcext:value-type="float">
            <text:p>518717.41654</text:p>
          </table:table-cell>
          <table:table-cell office:value-type="float" office:value="1167108.90582" calcext:value-type="float">
            <text:p>1167108.9058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534678.722735" calcext:value-type="float">
            <text:p>534678.722735</text:p>
          </table:table-cell>
          <table:table-cell office:value-type="float" office:value="1175042.21078" calcext:value-type="float">
            <text:p>1175042.2107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551131.169747" calcext:value-type="float">
            <text:p>551131.169747</text:p>
          </table:table-cell>
          <table:table-cell office:value-type="float" office:value="1169933.77077" calcext:value-type="float">
            <text:p>1169933.7707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568089.87033" calcext:value-type="float">
            <text:p>568089.87033</text:p>
          </table:table-cell>
          <table:table-cell office:value-type="float" office:value="1176975.12926" calcext:value-type="float">
            <text:p>1176975.12926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85570.402269" calcext:value-type="float">
            <text:p>585570.402269</text:p>
          </table:table-cell>
          <table:table-cell office:value-type="float" office:value="1180022.09491" calcext:value-type="float">
            <text:p>1180022.0949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603588.822688" calcext:value-type="float">
            <text:p>603588.822688</text:p>
          </table:table-cell>
          <table:table-cell office:value-type="float" office:value="1195378.10902" calcext:value-type="float">
            <text:p>1195378.1090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622161.6828" calcext:value-type="float">
            <text:p>622161.6828</text:p>
          </table:table-cell>
          <table:table-cell office:value-type="float" office:value="3596637.01092" calcext:value-type="float">
            <text:p>3596637.010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641306.043112" calcext:value-type="float">
            <text:p>641306.043112</text:p>
          </table:table-cell>
          <table:table-cell office:value-type="float" office:value="3575071.78921" calcext:value-type="float">
            <text:p>3575071.7892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1039.489094" calcext:value-type="float">
            <text:p>661039.489094</text:p>
          </table:table-cell>
          <table:table-cell office:value-type="float" office:value="3503812.25671" calcext:value-type="float">
            <text:p>3503812.2567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681380.147334" calcext:value-type="float">
            <text:p>681380.147334</text:p>
          </table:table-cell>
          <table:table-cell office:value-type="float" office:value="3520293.27572" calcext:value-type="float">
            <text:p>3520293.2757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702346.702187" calcext:value-type="float">
            <text:p>702346.702187</text:p>
          </table:table-cell>
          <table:table-cell office:value-type="float" office:value="3519975.94992" calcext:value-type="float">
            <text:p>3519975.9499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723958.412941" calcext:value-type="float">
            <text:p>723958.412941</text:p>
          </table:table-cell>
          <table:table-cell office:value-type="float" office:value="3515896.14187" calcext:value-type="float">
            <text:p>3515896.1418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46235.131503" calcext:value-type="float">
            <text:p>746235.131503</text:p>
          </table:table-cell>
          <table:table-cell office:value-type="float" office:value="3507156.69577" calcext:value-type="float">
            <text:p>3507156.6957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769197.320642" calcext:value-type="float">
            <text:p>769197.320642</text:p>
          </table:table-cell>
          <table:table-cell office:value-type="float" office:value="3496718.574" calcext:value-type="float">
            <text:p>3496718.57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792866.072775" calcext:value-type="float">
            <text:p>792866.072775</text:p>
          </table:table-cell>
          <table:table-cell office:value-type="float" office:value="3483813.65743" calcext:value-type="float">
            <text:p>3483813.6574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817263.129354" calcext:value-type="float">
            <text:p>817263.129354</text:p>
          </table:table-cell>
          <table:table-cell office:value-type="float" office:value="3469253.54273" calcext:value-type="float">
            <text:p>3469253.5427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42410.900827" calcext:value-type="float">
            <text:p>842410.900827</text:p>
          </table:table-cell>
          <table:table-cell office:value-type="float" office:value="3497137.84682" calcext:value-type="float">
            <text:p>3497137.8468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868332.487228" calcext:value-type="float">
            <text:p>868332.487228</text:p>
          </table:table-cell>
          <table:table-cell office:value-type="float" office:value="3105540.44917" calcext:value-type="float">
            <text:p>3105540.4491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895051.699397" calcext:value-type="float">
            <text:p>895051.699397</text:p>
          </table:table-cell>
          <table:table-cell office:value-type="float" office:value="2923608.98827" calcext:value-type="float">
            <text:p>2923608.98827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922593.080849" calcext:value-type="float">
            <text:p>922593.080849</text:p>
          </table:table-cell>
          <table:table-cell office:value-type="float" office:value="2907356.71658" calcext:value-type="float">
            <text:p>2907356.7165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50981.930323" calcext:value-type="float">
            <text:p>950981.930323</text:p>
          </table:table-cell>
          <table:table-cell office:value-type="float" office:value="2884149.51883" calcext:value-type="float">
            <text:p>2884149.5188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980244.325015" calcext:value-type="float">
            <text:p>980244.325015</text:p>
          </table:table-cell>
          <table:table-cell office:value-type="float" office:value="2838483.27314" calcext:value-type="float">
            <text:p>2838483.27314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010407.14454" calcext:value-type="float">
            <text:p>1010407.14454</text:p>
          </table:table-cell>
          <table:table-cell office:value-type="float" office:value="2789243.39881" calcext:value-type="float">
            <text:p>2789243.39881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1041498.09561" calcext:value-type="float">
            <text:p>1041498.09561</text:p>
          </table:table-cell>
          <table:table-cell office:value-type="float" office:value="2754243.3563" calcext:value-type="float">
            <text:p>2754243.356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73545.73749" calcext:value-type="float">
            <text:p>1073545.73749</text:p>
          </table:table-cell>
          <table:table-cell office:value-type="float" office:value="2717144.19983" calcext:value-type="float">
            <text:p>2717144.1998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1106579.50826" calcext:value-type="float">
            <text:p>1106579.50826</text:p>
          </table:table-cell>
          <table:table-cell office:value-type="float" office:value="2692713.06213" calcext:value-type="float">
            <text:p>2692713.06213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140629.7518" calcext:value-type="float">
            <text:p>1140629.7518</text:p>
          </table:table-cell>
          <table:table-cell office:value-type="float" office:value="7798788.21522" calcext:value-type="float">
            <text:p>7798788.21522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1175727.74571" calcext:value-type="float">
            <text:p>1175727.74571</text:p>
          </table:table-cell>
          <table:table-cell office:value-type="float" office:value="6279224.42735" calcext:value-type="float">
            <text:p>6279224.42735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11905.73001" calcext:value-type="float">
            <text:p>1211905.73001</text:p>
          </table:table-cell>
          <table:table-cell office:value-type="float" office:value="5555692.36638" calcext:value-type="float">
            <text:p>5555692.36638</text:p>
          </table:table-cell>
          <table:table-cell table:number-columns-repeated="2" office:value-type="float" office:value="29257.1264895" calcext:value-type="float">
            <text:p>29257.1264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0:07:20.452336370</dc:date>
    <meta:editing-duration>PT9M41S</meta:editing-duration>
    <meta:editing-cycles>1</meta:editing-cycles>
    <meta:document-statistic meta:table-count="1" meta:cell-count="10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2.956cm" svg:y="3.456cm" style:legend-expansion="high" chart:style-name="ch2"/>
        <chart:plot-area chart:style-name="ch3" table:cell-range-address="EnergyVals.A102:EnergyVals.E202" chart:data-source-has-labels="both" svg:x="0.319cm" svg:y="0.18cm" svg:width="12.318cm" svg:height="8.645cm">
          <chartooo:coordinate-region svg:x="1.866cm" svg:y="0.332cm" svg:width="10.771cm" svg:height="7.448cm"/>
          <chart:axis chart:dimension="x" chart:name="primary-x" chart:style-name="ch4" chartooo:axis-type="auto">
            <chartooo:date-scale/>
            <chart:categories table:cell-range-address="EnergyVals.A102:EnergyVals.A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rgyVals.B102:EnergyVals.B202" loext:label-string="bound" chart:class="chart:line">
            <chart:data-point chart:repeated="101"/>
          </chart:series>
          <chart:series chart:style-name="ch7" chart:values-cell-range-address="EnergyVals.C102:EnergyVals.C202" loext:label-string="energy" chart:class="chart:line">
            <chart:data-point chart:repeated="101"/>
          </chart:series>
          <chart:series chart:style-name="ch8" chart:values-cell-range-address="EnergyVals.D102:EnergyVals.D202" loext:label-string="leftenergy" chart:class="chart:line">
            <chart:data-point chart:repeated="101"/>
          </chart:series>
          <chart:series chart:style-name="ch9" chart:values-cell-range-address="EnergyVals.E102:EnergyVals.E202" loext:label-string="rightenergy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und</text:p>
              </table:table-cell>
              <table:table-cell office:value-type="string">
                <text:p>energy</text:p>
              </table:table-cell>
              <table:table-cell office:value-type="string">
                <text:p>leftenergy</text:p>
              </table:table-cell>
              <table:table-cell office:value-type="string">
                <text:p>right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02:EnergyVals.A202</svg:desc>
                </draw:g>
              </table:table-cell>
              <table:table-cell office:value-type="float" office:value="58514.252979">
                <text:p>58514.252979</text:p>
                <draw:g>
                  <svg:desc>EnergyVals.B102:EnergyVals.B202</svg:desc>
                </draw:g>
              </table:table-cell>
              <table:table-cell office:value-type="float" office:value="58514.252861">
                <text:p>58514.252861</text:p>
                <draw:g>
                  <svg:desc>EnergyVals.C102:EnergyVals.C202</svg:desc>
                </draw:g>
              </table:table-cell>
              <table:table-cell office:value-type="float" office:value="29257.1264895">
                <text:p>29257.1264895</text:p>
                <draw:g>
                  <svg:desc>EnergyVals.D102:EnergyVals.D202</svg:desc>
                </draw:g>
              </table:table-cell>
              <table:table-cell office:value-type="float" office:value="29257.1264895">
                <text:p>29257.1264895</text:p>
                <draw:g>
                  <svg:desc>EnergyVals.E102:EnergyVals.E202</svg:desc>
                </draw:g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60314.7784267">
                <text:p>60314.7784267</text:p>
              </table:table-cell>
              <table:table-cell office:value-type="float" office:value="58484.5380433">
                <text:p>58484.538043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62170.7073311">
                <text:p>62170.7073311</text:p>
              </table:table-cell>
              <table:table-cell office:value-type="float" office:value="58335.4574453">
                <text:p>58335.457445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64083.7444964">
                <text:p>64083.7444964</text:p>
              </table:table-cell>
              <table:table-cell office:value-type="float" office:value="58072.9485204">
                <text:p>58072.948520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66055.6471845">
                <text:p>66055.6471845</text:p>
              </table:table-cell>
              <table:table-cell office:value-type="float" office:value="57766.730521">
                <text:p>57766.73052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68088.2267298">
                <text:p>68088.2267298</text:p>
              </table:table-cell>
              <table:table-cell office:value-type="float" office:value="57493.525165">
                <text:p>57493.52516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70183.3502026">
                <text:p>70183.3502026</text:p>
              </table:table-cell>
              <table:table-cell office:value-type="float" office:value="57304.2715277">
                <text:p>57304.271527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72342.9421244">
                <text:p>72342.9421244</text:p>
              </table:table-cell>
              <table:table-cell office:value-type="float" office:value="57210.8439647">
                <text:p>57210.843964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74568.9862353">
                <text:p>74568.9862353</text:p>
              </table:table-cell>
              <table:table-cell office:value-type="float" office:value="57187.7814867">
                <text:p>57187.781486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76863.5273169">
                <text:p>76863.5273169</text:p>
              </table:table-cell>
              <table:table-cell office:value-type="float" office:value="57184.5352992">
                <text:p>57184.535299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79228.67307">
                <text:p>79228.67307</text:p>
              </table:table-cell>
              <table:table-cell office:value-type="float" office:value="57173.1004338">
                <text:p>57173.100433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81666.5960509">
                <text:p>81666.5960509</text:p>
              </table:table-cell>
              <table:table-cell office:value-type="float" office:value="71001.050128">
                <text:p>71001.05012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4179.5356669">
                <text:p>84179.5356669</text:p>
              </table:table-cell>
              <table:table-cell office:value-type="float" office:value="95868.4677298">
                <text:p>95868.467729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86769.8002335">
                <text:p>86769.8002335</text:p>
              </table:table-cell>
              <table:table-cell office:value-type="float" office:value="113181.896132">
                <text:p>113181.89613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89439.769095">
                <text:p>89439.769095</text:p>
              </table:table-cell>
              <table:table-cell office:value-type="float" office:value="113218.809885">
                <text:p>113218.80988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92191.8948095">
                <text:p>92191.8948095</text:p>
              </table:table-cell>
              <table:table-cell office:value-type="float" office:value="110816.433795">
                <text:p>110816.4337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5028.7054021">
                <text:p>95028.7054021</text:p>
              </table:table-cell>
              <table:table-cell office:value-type="float" office:value="108342.678131">
                <text:p>108342.67813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97952.8066871">
                <text:p>97952.8066871</text:p>
              </table:table-cell>
              <table:table-cell office:value-type="float" office:value="105965.319236">
                <text:p>105965.31923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00966.884662">
                <text:p>100966.884662</text:p>
              </table:table-cell>
              <table:table-cell office:value-type="float" office:value="103907.561241">
                <text:p>103907.56124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04073.707973">
                <text:p>104073.707973</text:p>
              </table:table-cell>
              <table:table-cell office:value-type="float" office:value="103039.687545">
                <text:p>103039.68754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07276.130462">
                <text:p>107276.130462</text:p>
              </table:table-cell>
              <table:table-cell office:value-type="float" office:value="103313.120571">
                <text:p>103313.12057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10577.093782">
                <text:p>110577.093782</text:p>
              </table:table-cell>
              <table:table-cell office:value-type="float" office:value="103994.678035">
                <text:p>103994.67803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13979.630107">
                <text:p>113979.630107</text:p>
              </table:table-cell>
              <table:table-cell office:value-type="float" office:value="105110.593476">
                <text:p>105110.59347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17486.86491">
                <text:p>117486.86491</text:p>
              </table:table-cell>
              <table:table-cell office:value-type="float" office:value="104479.614029">
                <text:p>104479.61402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1102.019838">
                <text:p>121102.019838</text:p>
              </table:table-cell>
              <table:table-cell office:value-type="float" office:value="105204.907311">
                <text:p>105204.90731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4828.415671">
                <text:p>124828.415671</text:p>
              </table:table-cell>
              <table:table-cell office:value-type="float" office:value="107681.294447">
                <text:p>107681.29444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28669.475372">
                <text:p>128669.475372</text:p>
              </table:table-cell>
              <table:table-cell office:value-type="float" office:value="107973.577313">
                <text:p>107973.57731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32628.727228">
                <text:p>132628.727228</text:p>
              </table:table-cell>
              <table:table-cell office:value-type="float" office:value="107958.304731">
                <text:p>107958.30473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6709.808098">
                <text:p>136709.808098</text:p>
              </table:table-cell>
              <table:table-cell office:value-type="float" office:value="107923.524163">
                <text:p>107923.52416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140916.466748">
                <text:p>140916.466748</text:p>
              </table:table-cell>
              <table:table-cell office:value-type="float" office:value="108029.455889">
                <text:p>108029.45588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45252.567295">
                <text:p>145252.567295</text:p>
              </table:table-cell>
              <table:table-cell office:value-type="float" office:value="108028.041184">
                <text:p>108028.04118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49722.09276">
                <text:p>149722.09276</text:p>
              </table:table-cell>
              <table:table-cell office:value-type="float" office:value="108554.313204">
                <text:p>108554.31320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54329.148723">
                <text:p>154329.148723</text:p>
              </table:table-cell>
              <table:table-cell office:value-type="float" office:value="110864.088247">
                <text:p>110864.08824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159077.967095">
                <text:p>159077.967095</text:p>
              </table:table-cell>
              <table:table-cell office:value-type="float" office:value="111788.424534">
                <text:p>111788.42453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63972.910008">
                <text:p>163972.910008</text:p>
              </table:table-cell>
              <table:table-cell office:value-type="float" office:value="113861.111056">
                <text:p>113861.11105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69018.473817">
                <text:p>169018.473817</text:p>
              </table:table-cell>
              <table:table-cell office:value-type="float" office:value="114873.9549">
                <text:p>114873.954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74219.293237">
                <text:p>174219.293237</text:p>
              </table:table-cell>
              <table:table-cell office:value-type="float" office:value="185802.775881">
                <text:p>185802.77588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179580.145593">
                <text:p>179580.145593</text:p>
              </table:table-cell>
              <table:table-cell office:value-type="float" office:value="321262.888095">
                <text:p>321262.8880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85105.955213">
                <text:p>185105.955213</text:p>
              </table:table-cell>
              <table:table-cell office:value-type="float" office:value="321268.960836">
                <text:p>321268.96083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190801.797951">
                <text:p>190801.797951</text:p>
              </table:table-cell>
              <table:table-cell office:value-type="float" office:value="328984.689615">
                <text:p>328984.68961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6672.905846">
                <text:p>196672.905846</text:p>
              </table:table-cell>
              <table:table-cell office:value-type="float" office:value="329044.21145">
                <text:p>329044.2114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202724.671934">
                <text:p>202724.671934</text:p>
              </table:table-cell>
              <table:table-cell office:value-type="float" office:value="330941.001623">
                <text:p>330941.00162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208962.655196">
                <text:p>208962.655196</text:p>
              </table:table-cell>
              <table:table-cell office:value-type="float" office:value="329970.556767">
                <text:p>329970.55676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215392.585668">
                <text:p>215392.585668</text:p>
              </table:table-cell>
              <table:table-cell office:value-type="float" office:value="334818.696984">
                <text:p>334818.69698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22020.369703">
                <text:p>222020.369703</text:p>
              </table:table-cell>
              <table:table-cell office:value-type="float" office:value="331018.244188">
                <text:p>331018.24418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228852.095397">
                <text:p>228852.095397</text:p>
              </table:table-cell>
              <table:table-cell office:value-type="float" office:value="331259.71539">
                <text:p>331259.7153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235894.038181">
                <text:p>235894.038181</text:p>
              </table:table-cell>
              <table:table-cell office:value-type="float" office:value="331498.288404">
                <text:p>331498.28840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243152.666585">
                <text:p>243152.666585</text:p>
              </table:table-cell>
              <table:table-cell office:value-type="float" office:value="341424.978564">
                <text:p>341424.97856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50634.64818">
                <text:p>250634.64818</text:p>
              </table:table-cell>
              <table:table-cell office:value-type="float" office:value="345472.501995">
                <text:p>345472.50199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225">
                <text:p>1.225</text:p>
              </table:table-cell>
              <table:table-cell office:value-type="float" office:value="258346.855704">
                <text:p>258346.855704</text:p>
              </table:table-cell>
              <table:table-cell office:value-type="float" office:value="345720.540393">
                <text:p>345720.54039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266296.373374">
                <text:p>266296.373374</text:p>
              </table:table-cell>
              <table:table-cell office:value-type="float" office:value="345481.609115">
                <text:p>345481.60911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274490.503393">
                <text:p>274490.503393</text:p>
              </table:table-cell>
              <table:table-cell office:value-type="float" office:value="349514.479354">
                <text:p>349514.47935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82936.772658">
                <text:p>282936.772658</text:p>
              </table:table-cell>
              <table:table-cell office:value-type="float" office:value="354186.56727">
                <text:p>354186.5672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325">
                <text:p>1.325</text:p>
              </table:table-cell>
              <table:table-cell office:value-type="float" office:value="291642.939674">
                <text:p>291642.939674</text:p>
              </table:table-cell>
              <table:table-cell office:value-type="float" office:value="345495.658549">
                <text:p>345495.65854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300617.00168">
                <text:p>300617.00168</text:p>
              </table:table-cell>
              <table:table-cell office:value-type="float" office:value="351153.312038">
                <text:p>351153.31203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375">
                <text:p>1.375</text:p>
              </table:table-cell>
              <table:table-cell office:value-type="float" office:value="309867.201998">
                <text:p>309867.201998</text:p>
              </table:table-cell>
              <table:table-cell office:value-type="float" office:value="356053.026416">
                <text:p>356053.02641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19402.037601">
                <text:p>319402.037601</text:p>
              </table:table-cell>
              <table:table-cell office:value-type="float" office:value="365194.083812">
                <text:p>365194.08381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329230.266921">
                <text:p>329230.266921</text:p>
              </table:table-cell>
              <table:table-cell office:value-type="float" office:value="384494.362933">
                <text:p>384494.36293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339360.917891">
                <text:p>339360.917891</text:p>
              </table:table-cell>
              <table:table-cell office:value-type="float" office:value="1079747.90677">
                <text:p>1079747.9067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475">
                <text:p>1.475</text:p>
              </table:table-cell>
              <table:table-cell office:value-type="float" office:value="349803.296243">
                <text:p>349803.296243</text:p>
              </table:table-cell>
              <table:table-cell office:value-type="float" office:value="1102933.15655">
                <text:p>1102933.1565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60566.994051">
                <text:p>360566.994051</text:p>
              </table:table-cell>
              <table:table-cell office:value-type="float" office:value="1101734.84202">
                <text:p>1101734.8420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525">
                <text:p>1.525</text:p>
              </table:table-cell>
              <table:table-cell office:value-type="float" office:value="371661.898546">
                <text:p>371661.898546</text:p>
              </table:table-cell>
              <table:table-cell office:value-type="float" office:value="1107477.49267">
                <text:p>1107477.4926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383098.201193">
                <text:p>383098.201193</text:p>
              </table:table-cell>
              <table:table-cell office:value-type="float" office:value="1107711.30869">
                <text:p>1107711.3086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575">
                <text:p>1.575</text:p>
              </table:table-cell>
              <table:table-cell office:value-type="float" office:value="394886.407059">
                <text:p>394886.407059</text:p>
              </table:table-cell>
              <table:table-cell office:value-type="float" office:value="1104526.47181">
                <text:p>1104526.4718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07037.344456">
                <text:p>407037.344456</text:p>
              </table:table-cell>
              <table:table-cell office:value-type="float" office:value="1107564.46586">
                <text:p>1107564.4658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625">
                <text:p>1.625</text:p>
              </table:table-cell>
              <table:table-cell office:value-type="float" office:value="419562.174895">
                <text:p>419562.174895</text:p>
              </table:table-cell>
              <table:table-cell office:value-type="float" office:value="1107793.11016">
                <text:p>1107793.1101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32472.403332">
                <text:p>432472.403332</text:p>
              </table:table-cell>
              <table:table-cell office:value-type="float" office:value="1108090.76559">
                <text:p>1108090.7655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675">
                <text:p>1.675</text:p>
              </table:table-cell>
              <table:table-cell office:value-type="float" office:value="445779.888739">
                <text:p>445779.888739</text:p>
              </table:table-cell>
              <table:table-cell office:value-type="float" office:value="1109306.10029">
                <text:p>1109306.10029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59496.854996">
                <text:p>459496.854996</text:p>
              </table:table-cell>
              <table:table-cell office:value-type="float" office:value="1155328.61777">
                <text:p>1155328.6177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725">
                <text:p>1.725</text:p>
              </table:table-cell>
              <table:table-cell office:value-type="float" office:value="473635.902124">
                <text:p>473635.902124</text:p>
              </table:table-cell>
              <table:table-cell office:value-type="float" office:value="1151180.8793">
                <text:p>1151180.879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88210.017853">
                <text:p>488210.017853</text:p>
              </table:table-cell>
              <table:table-cell office:value-type="float" office:value="1146951.90703">
                <text:p>1146951.9070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775">
                <text:p>1.775</text:p>
              </table:table-cell>
              <table:table-cell office:value-type="float" office:value="503232.589554">
                <text:p>503232.589554</text:p>
              </table:table-cell>
              <table:table-cell office:value-type="float" office:value="1158610.51433">
                <text:p>1158610.5143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18717.41654">
                <text:p>518717.41654</text:p>
              </table:table-cell>
              <table:table-cell office:value-type="float" office:value="1167108.90582">
                <text:p>1167108.9058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825">
                <text:p>1.825</text:p>
              </table:table-cell>
              <table:table-cell office:value-type="float" office:value="534678.722735">
                <text:p>534678.722735</text:p>
              </table:table-cell>
              <table:table-cell office:value-type="float" office:value="1175042.21078">
                <text:p>1175042.2107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551131.169747">
                <text:p>551131.169747</text:p>
              </table:table-cell>
              <table:table-cell office:value-type="float" office:value="1169933.77077">
                <text:p>1169933.7707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875">
                <text:p>1.875</text:p>
              </table:table-cell>
              <table:table-cell office:value-type="float" office:value="568089.87033">
                <text:p>568089.87033</text:p>
              </table:table-cell>
              <table:table-cell office:value-type="float" office:value="1176975.12926">
                <text:p>1176975.12926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85570.402269">
                <text:p>585570.402269</text:p>
              </table:table-cell>
              <table:table-cell office:value-type="float" office:value="1180022.09491">
                <text:p>1180022.0949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925">
                <text:p>1.925</text:p>
              </table:table-cell>
              <table:table-cell office:value-type="float" office:value="603588.822688">
                <text:p>603588.822688</text:p>
              </table:table-cell>
              <table:table-cell office:value-type="float" office:value="1195378.10902">
                <text:p>1195378.1090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622161.6828">
                <text:p>622161.6828</text:p>
              </table:table-cell>
              <table:table-cell office:value-type="float" office:value="3596637.01092">
                <text:p>3596637.0109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1.975">
                <text:p>1.975</text:p>
              </table:table-cell>
              <table:table-cell office:value-type="float" office:value="641306.043112">
                <text:p>641306.043112</text:p>
              </table:table-cell>
              <table:table-cell office:value-type="float" office:value="3575071.78921">
                <text:p>3575071.7892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61039.489094">
                <text:p>661039.489094</text:p>
              </table:table-cell>
              <table:table-cell office:value-type="float" office:value="3503812.25671">
                <text:p>3503812.2567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025">
                <text:p>2.025</text:p>
              </table:table-cell>
              <table:table-cell office:value-type="float" office:value="681380.147334">
                <text:p>681380.147334</text:p>
              </table:table-cell>
              <table:table-cell office:value-type="float" office:value="3520293.27572">
                <text:p>3520293.2757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702346.702187">
                <text:p>702346.702187</text:p>
              </table:table-cell>
              <table:table-cell office:value-type="float" office:value="3519975.94992">
                <text:p>3519975.9499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075">
                <text:p>2.075</text:p>
              </table:table-cell>
              <table:table-cell office:value-type="float" office:value="723958.412941">
                <text:p>723958.412941</text:p>
              </table:table-cell>
              <table:table-cell office:value-type="float" office:value="3515896.14187">
                <text:p>3515896.1418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746235.131503">
                <text:p>746235.131503</text:p>
              </table:table-cell>
              <table:table-cell office:value-type="float" office:value="3507156.69577">
                <text:p>3507156.6957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125">
                <text:p>2.125</text:p>
              </table:table-cell>
              <table:table-cell office:value-type="float" office:value="769197.320642">
                <text:p>769197.320642</text:p>
              </table:table-cell>
              <table:table-cell office:value-type="float" office:value="3496718.574">
                <text:p>3496718.57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792866.072775">
                <text:p>792866.072775</text:p>
              </table:table-cell>
              <table:table-cell office:value-type="float" office:value="3483813.65743">
                <text:p>3483813.6574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175">
                <text:p>2.175</text:p>
              </table:table-cell>
              <table:table-cell office:value-type="float" office:value="817263.129354">
                <text:p>817263.129354</text:p>
              </table:table-cell>
              <table:table-cell office:value-type="float" office:value="3469253.54273">
                <text:p>3469253.5427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842410.900827">
                <text:p>842410.900827</text:p>
              </table:table-cell>
              <table:table-cell office:value-type="float" office:value="3497137.84682">
                <text:p>3497137.8468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225">
                <text:p>2.225</text:p>
              </table:table-cell>
              <table:table-cell office:value-type="float" office:value="868332.487228">
                <text:p>868332.487228</text:p>
              </table:table-cell>
              <table:table-cell office:value-type="float" office:value="3105540.44917">
                <text:p>3105540.4491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895051.699397">
                <text:p>895051.699397</text:p>
              </table:table-cell>
              <table:table-cell office:value-type="float" office:value="2923608.98827">
                <text:p>2923608.98827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275">
                <text:p>2.275</text:p>
              </table:table-cell>
              <table:table-cell office:value-type="float" office:value="922593.080849">
                <text:p>922593.080849</text:p>
              </table:table-cell>
              <table:table-cell office:value-type="float" office:value="2907356.71658">
                <text:p>2907356.7165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950981.930323">
                <text:p>950981.930323</text:p>
              </table:table-cell>
              <table:table-cell office:value-type="float" office:value="2884149.51883">
                <text:p>2884149.5188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325">
                <text:p>2.325</text:p>
              </table:table-cell>
              <table:table-cell office:value-type="float" office:value="980244.325015">
                <text:p>980244.325015</text:p>
              </table:table-cell>
              <table:table-cell office:value-type="float" office:value="2838483.27314">
                <text:p>2838483.27314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010407.14454">
                <text:p>1010407.14454</text:p>
              </table:table-cell>
              <table:table-cell office:value-type="float" office:value="2789243.39881">
                <text:p>2789243.39881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375">
                <text:p>2.375</text:p>
              </table:table-cell>
              <table:table-cell office:value-type="float" office:value="1041498.09561">
                <text:p>1041498.09561</text:p>
              </table:table-cell>
              <table:table-cell office:value-type="float" office:value="2754243.3563">
                <text:p>2754243.356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073545.73749">
                <text:p>1073545.73749</text:p>
              </table:table-cell>
              <table:table-cell office:value-type="float" office:value="2717144.19983">
                <text:p>2717144.1998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425">
                <text:p>2.425</text:p>
              </table:table-cell>
              <table:table-cell office:value-type="float" office:value="1106579.50826">
                <text:p>1106579.50826</text:p>
              </table:table-cell>
              <table:table-cell office:value-type="float" office:value="2692713.06213">
                <text:p>2692713.06213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140629.7518">
                <text:p>1140629.7518</text:p>
              </table:table-cell>
              <table:table-cell office:value-type="float" office:value="7798788.21522">
                <text:p>7798788.21522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475">
                <text:p>2.475</text:p>
              </table:table-cell>
              <table:table-cell office:value-type="float" office:value="1175727.74571">
                <text:p>1175727.74571</text:p>
              </table:table-cell>
              <table:table-cell office:value-type="float" office:value="6279224.42735">
                <text:p>6279224.42735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211905.73001">
                <text:p>1211905.73001</text:p>
              </table:table-cell>
              <table:table-cell office:value-type="float" office:value="5555692.36638">
                <text:p>5555692.36638</text:p>
              </table:table-cell>
              <table:table-cell office:value-type="float" office:value="29257.1264895">
                <text:p>29257.1264895</text:p>
              </table:table-cell>
              <table:table-cell office:value-type="float" office:value="29257.1264895">
                <text:p>29257.1264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